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17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1.4839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4839in" svg:height="6.4594in" svg:x="7.2398in" svg:y="0.0689in">
            <draw:object draw:notify-on-update-of-ranges="Sheet1.A1:Sheet1.A1 Sheet1.A2:Sheet1.A37 Sheet1.B1:Sheet1.B1 Sheet1.B2:Sheet1.B37 Sheet1.C1:Sheet1.C1 Sheet1.C2:Sheet1.C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Hybrid CurrentTime[s]</text:p>
          </table:table-cell>
          <table:table-cell office:value-type="string" calcext:value-type="string">
            <text:p>Patricia CurrentTime[s]</text:p>
          </table:table-cell>
          <table:table-cell/>
        </table:table-row>
        <table:table-row table:style-name="ro1">
          <table:table-cell office:value-type="string" calcext:value-type="string">
            <text:p>./data/twelfth_night.txt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55" calcext:value-type="float">
            <text:p>0.00055</text:p>
          </table:table-cell>
          <table:table-cell/>
        </table:table-row>
        <table:table-row table:style-name="ro1">
          <table:table-cell office:value-type="string" calcext:value-type="string">
            <text:p>./data/romeo_juliet.txt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45" calcext:value-type="float">
            <text:p>0.00045</text:p>
          </table:table-cell>
          <table:table-cell/>
        </table:table-row>
        <table:table-row table:style-name="ro1">
          <table:table-cell office:value-type="string" calcext:value-type="string">
            <text:p>./data/lear.txt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36" calcext:value-type="float">
            <text:p>0.00036</text:p>
          </table:table-cell>
          <table:table-cell/>
        </table:table-row>
        <table:table-row table:style-name="ro1">
          <table:table-cell office:value-type="string" calcext:value-type="string">
            <text:p>./data/hamlet.txt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office:value-type="string" calcext:value-type="string">
            <text:p>./data/measure.txt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46" calcext:value-type="float">
            <text:p>0.00046</text:p>
          </table:table-cell>
          <table:table-cell/>
        </table:table-row>
        <table:table-row table:style-name="ro1">
          <table:table-cell office:value-type="string" calcext:value-type="string">
            <text:p>./data/asyoulikeit.txt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36" calcext:value-type="float">
            <text:p>0.00036</text:p>
          </table:table-cell>
          <table:table-cell/>
        </table:table-row>
        <table:table-row table:style-name="ro1">
          <table:table-cell office:value-type="string" calcext:value-type="string">
            <text:p>./data/troilus_cressida.txt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36" calcext:value-type="float">
            <text:p>0.00036</text:p>
          </table:table-cell>
          <table:table-cell/>
        </table:table-row>
        <table:table-row table:style-name="ro1">
          <table:table-cell office:value-type="string" calcext:value-type="string">
            <text:p>./data/taming_shrew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string" calcext:value-type="string">
            <text:p>./data/coriolanus.txt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./data/henryviii.txt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./data/two_gentlemen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office:value-type="string" calcext:value-type="string">
            <text:p>./data/cleopatra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string" calcext:value-type="string">
            <text:p>./data/pericles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office:value-type="string" calcext:value-type="string">
            <text:p>./data/richardiii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6" calcext:value-type="float">
            <text:p>0.00036</text:p>
          </table:table-cell>
          <table:table-cell/>
        </table:table-row>
        <table:table-row table:style-name="ro1">
          <table:table-cell office:value-type="string" calcext:value-type="string">
            <text:p>./data/timon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 office:value-type="string" calcext:value-type="string">
            <text:p>./data/lll.txt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./data/comedy_errors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office:value-type="string" calcext:value-type="string">
            <text:p>./data/richardii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 office:value-type="string" calcext:value-type="string">
            <text:p>./data/julius_caesar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4" calcext:value-type="float">
            <text:p>0.00034</text:p>
          </table:table-cell>
          <table:table-cell/>
        </table:table-row>
        <table:table-row table:style-name="ro1">
          <table:table-cell office:value-type="string" calcext:value-type="string">
            <text:p>./data/allswell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office:value-type="string" calcext:value-type="string">
            <text:p>./data/winters_tale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2" calcext:value-type="float">
            <text:p>0.00032</text:p>
          </table:table-cell>
          <table:table-cell/>
        </table:table-row>
        <table:table-row table:style-name="ro1">
          <table:table-cell office:value-type="string" calcext:value-type="string">
            <text:p>./data/1henryvi.txt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string" calcext:value-type="string">
            <text:p>./data/tempest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string" calcext:value-type="string">
            <text:p>./data/cymbeline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string" calcext:value-type="string">
            <text:p>./data/othello.txt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./data/titus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./data/much_ado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office:value-type="string" calcext:value-type="string">
            <text:p>./data/1henryiv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1" calcext:value-type="float">
            <text:p>0.00031</text:p>
          </table:table-cell>
          <table:table-cell/>
        </table:table-row>
        <table:table-row table:style-name="ro1">
          <table:table-cell office:value-type="string" calcext:value-type="string">
            <text:p>./data/merchant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office:value-type="string" calcext:value-type="string">
            <text:p>./data/macbeth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" calcext:value-type="float">
            <text:p>0.0003</text:p>
          </table:table-cell>
          <table:table-cell/>
        </table:table-row>
        <table:table-row table:style-name="ro1">
          <table:table-cell office:value-type="string" calcext:value-type="string">
            <text:p>./data/john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2" calcext:value-type="float">
            <text:p>0.00032</text:p>
          </table:table-cell>
          <table:table-cell/>
        </table:table-row>
        <table:table-row table:style-name="ro1">
          <table:table-cell office:value-type="string" calcext:value-type="string">
            <text:p>./data/2henryvi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3" calcext:value-type="float">
            <text:p>0.00063</text:p>
          </table:table-cell>
          <table:table-cell/>
        </table:table-row>
        <table:table-row table:style-name="ro1">
          <table:table-cell office:value-type="string" calcext:value-type="string">
            <text:p>./data/2henryiv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office:value-type="string" calcext:value-type="string">
            <text:p>./data/henryv.tx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office:value-type="string" calcext:value-type="string">
            <text:p>./data/merry_wives.txt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./data/midsummer.txt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19" calcext:value-type="float">
            <text:p>0.000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oa </meta:initial-creator>
    <meta:creation-date>2016-12-04T13:04:41.913271573</meta:creation-date>
    <meta:generator>LibreOffice/4.3.3.2$Linux_X86_64 LibreOffice_project/430m0$Build-2</meta:generator>
    <dc:date>2016-12-04T13:16:26.739745111</dc:date>
    <dc:creator>kuoa </dc:creator>
    <meta:editing-duration>PT11M44S</meta:editing-duration>
    <meta:editing-cycles>1</meta:editing-cycles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7cm" svg:height="16.408cm" xlink:href=".." xlink:type="simple" chart:class="chart:bar" chart:style-name="ch1">
        <chart:title svg:x="11.962cm" svg:y="0.464cm" chart:style-name="ch2">
          <text:p>Individual trie deletion time</text:p>
        </chart:title>
        <chart:legend chart:legend-position="end" svg:x="24.922cm" svg:y="7.656cm" style:legend-expansion="high" chart:style-name="ch3"/>
        <chart:plot-area chart:style-name="ch4" table:cell-range-address="Sheet1.A1:Sheet1.C37" chart:data-source-has-labels="both" svg:x="0.583cm" svg:y="1.571cm" svg:width="23.756cm" svg:height="14.509cm">
          <chartooo:coordinate-region svg:x="2.141cm" svg:y="1.77cm" svg:width="22.198cm" svg:height="11.889cm"/>
          <chart:axis chart:dimension="x" chart:name="primary-x" chart:style-name="ch5" chartooo:axis-type="auto">
            <chartooo:date-scale/>
            <chart:categories table:cell-range-address="Sheet1.A2:Sheet1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37" chart:label-cell-address="Sheet1.B1:Sheet1.B1" chart:class="chart:bar">
            <chart:data-point chart:repeated="36"/>
          </chart:series>
          <chart:series chart:style-name="ch9" chart:values-cell-range-address="Sheet1.C2:Sheet1.C37" chart:label-cell-address="Sheet1.C1:Sheet1.C1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 CurrentTime[s]</text:p>
                <draw:g>
                  <svg:desc>Sheet1.B1:Sheet1.B1</svg:desc>
                </draw:g>
              </table:table-cell>
              <table:table-cell office:value-type="string">
                <text:p>Patricia CurrentTime[s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/data/twelfth_night.txt</text:p>
                <draw:g>
                  <svg:desc>Sheet1.A2:Sheet1.A37</svg:desc>
                </draw:g>
              </table:table-cell>
              <table:table-cell office:value-type="float" office:value="0.00024">
                <text:p>0.00024</text:p>
                <draw:g>
                  <svg:desc>Sheet1.B2:Sheet1.B37</svg:desc>
                </draw:g>
              </table:table-cell>
              <table:table-cell office:value-type="float" office:value="0.00055">
                <text:p>0.00055</text:p>
                <draw:g>
                  <svg:desc>Sheet1.C2:Sheet1.C37</svg:desc>
                </draw:g>
              </table:table-cell>
            </table:table-row>
            <table:table-row>
              <table:table-cell office:value-type="string">
                <text:p>./data/romeo_juliet.txt</text:p>
              </table:table-cell>
              <table:table-cell office:value-type="float" office:value="0.00014">
                <text:p>0.00014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./data/lear.txt</text:p>
              </table:table-cell>
              <table:table-cell office:value-type="float" office:value="0.00014">
                <text:p>0.0001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./data/hamlet.txt</text:p>
              </table:table-cell>
              <table:table-cell office:value-type="float" office:value="0.00018">
                <text:p>0.00018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./data/measure.txt</text:p>
              </table:table-cell>
              <table:table-cell office:value-type="float" office:value="0.00015">
                <text:p>0.00015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./data/asyoulikeit.txt</text:p>
              </table:table-cell>
              <table:table-cell office:value-type="float" office:value="0.00092">
                <text:p>0.00092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./data/troilus_cressida.txt</text:p>
              </table:table-cell>
              <table:table-cell office:value-type="float" office:value="0.00018">
                <text:p>0.00018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./data/taming_shrew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./data/coriolanus.txt</text:p>
              </table:table-cell>
              <table:table-cell office:value-type="float" office:value="0.00013">
                <text:p>0.0001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./data/henryviii.txt</text:p>
              </table:table-cell>
              <table:table-cell office:value-type="float" office:value="0.00086">
                <text:p>0.00086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./data/two_gentlemen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./data/cleopatra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./data/pericles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./data/richardiii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./data/timon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./data/lll.txt</text:p>
              </table:table-cell>
              <table:table-cell office:value-type="float" office:value="0.00015">
                <text:p>0.00015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>
                <text:p>./data/comedy_errors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./data/richardii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./data/julius_caesar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./data/allswell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./data/winters_tale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./data/1henryvi.txt</text:p>
              </table:table-cell>
              <table:table-cell office:value-type="float" office:value="0.00011">
                <text:p>0.0001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./data/tempest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./data/cymbeline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./data/othello.txt</text:p>
              </table:table-cell>
              <table:table-cell office:value-type="float" office:value="0.00012">
                <text:p>0.00012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./data/titus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./data/much_ado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./data/1henryiv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./data/merchant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>
                <text:p>./data/macbeth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./data/john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./data/2henryvi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./data/2henryiv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>
                <text:p>./data/henryv.txt</text:p>
              </table:table-cell>
              <table:table-cell office:value-type="float" office:value="0.0001">
                <text:p>0.000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./data/merry_wives.txt</text:p>
              </table:table-cell>
              <table:table-cell office:value-type="float" office:value="0.00008">
                <text:p>0.00008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./data/midsummer.txt</text:p>
              </table:table-cell>
              <table:table-cell office:value-type="float" office:value="0.00009">
                <text:p>0.00009</text:p>
              </table:table-cell>
              <table:table-cell office:value-type="float" office:value="0.00019">
                <text:p>0.0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